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1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382in" fo:border="0.5pt solid #000000">
        <style:background-image/>
      </style:table-cell-properties>
    </style:style>
    <style:style style:name="Table2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e8cb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e8cb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4">
      <style:text-properties officeooo:rsid="000474bf" officeooo:paragraph-rsid="000474bf"/>
    </style:style>
    <style:style style:name="P2" style:family="paragraph" style:parent-style-name="Standard">
      <style:text-properties style:font-name="Ubuntu Mono" fo:font-size="12pt" officeooo:rsid="000474bf" officeooo:paragraph-rsid="000474bf" style:font-size-asian="12pt" style:font-size-complex="12pt"/>
    </style:style>
    <style:style style:name="P3" style:family="paragraph" style:parent-style-name="Standard">
      <style:text-properties officeooo:paragraph-rsid="000474bf"/>
    </style:style>
    <style:style style:name="P4" style:family="paragraph" style:parent-style-name="Standard">
      <style:text-properties style:font-name="Liberation Sans" officeooo:rsid="000474bf" officeooo:paragraph-rsid="000474bf"/>
    </style:style>
    <style:style style:name="P5" style:family="paragraph" style:parent-style-name="Standard">
      <style:text-properties style:font-name="Liberation Sans" fo:font-size="10pt" fo:font-weight="bold" officeooo:rsid="000474bf" officeooo:paragraph-rsid="000474bf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ans" fo:font-size="10pt" fo:font-weight="normal" officeooo:rsid="000474bf" officeooo:paragraph-rsid="000474b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break-before="page"/>
      <style:text-properties style:font-name="Liberation Sans" fo:font-size="10pt" fo:font-weight="normal" officeooo:rsid="000474bf" officeooo:paragraph-rsid="000474bf" style:font-size-asian="10pt" style:font-weight-asian="normal" style:font-size-complex="10pt" style:font-weight-complex="normal"/>
    </style:style>
    <style:style style:name="P8" style:family="paragraph" style:parent-style-name="Standard" style:list-style-name="L4">
      <style:text-properties style:font-name="Liberation Sans" fo:font-size="10pt" fo:font-weight="normal" officeooo:rsid="000474bf" officeooo:paragraph-rsid="000474bf" style:font-size-asian="10pt" style:font-weight-asian="normal" style:font-size-complex="10pt" style:font-weight-complex="normal"/>
    </style:style>
    <style:style style:name="P9" style:family="paragraph" style:parent-style-name="Standard" style:list-style-name="L4">
      <style:text-properties officeooo:paragraph-rsid="000474bf"/>
    </style:style>
    <style:style style:name="P10" style:family="paragraph" style:parent-style-name="Table_20_Contents">
      <style:text-properties style:font-name="Ubuntu Mono" fo:font-size="10pt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style:font-name="Ubuntu Mono" fo:font-size="10pt" officeooo:rsid="000474bf" officeooo:paragraph-rsid="000474bf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style:font-name="Ubuntu Mono" fo:font-size="10pt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/>
      <style:text-properties style:font-name="Ubuntu Mono" fo:font-size="10pt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style:font-name="Ubuntu Mono" fo:font-size="10pt" officeooo:paragraph-rsid="000474bf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/>
      <style:text-properties style:font-name="Ubuntu Mono" fo:font-size="10pt" officeooo:paragraph-rsid="000474bf" style:font-size-asian="10pt" style:font-size-complex="10pt"/>
    </style:style>
    <style:style style:name="P16" style:family="paragraph" style:parent-style-name="Table_20_Contents">
      <style:text-properties style:font-name="Ubuntu Mono" fo:font-size="10pt" officeooo:paragraph-rsid="000474bf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style:font-name="Ubuntu Mono" fo:font-size="10pt" officeooo:rsid="000474bf" officeooo:paragraph-rsid="000474bf" fo:background-color="#eeeeee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style:font-name="Ubuntu Mono" fo:font-size="10pt" officeooo:paragraph-rsid="000474bf" fo:background-color="#eeeeee" style:font-size-asian="10pt" style:font-size-complex="10pt"/>
    </style:style>
    <style:style style:name="P19" style:family="paragraph" style:parent-style-name="Table_20_Contents" style:list-style-name="L3">
      <loext:graphic-properties draw:fill="none"/>
      <style:paragraph-properties fo:margin-left="0.6252in" fo:margin-right="0.1866in" fo:orphans="0" fo:widows="0" fo:text-indent="-0.1252in" style:auto-text-indent="false" fo:background-color="transparent" text:number-lines="false" text:line-number="0"/>
      <style:text-properties officeooo:rsid="000474bf" officeooo:paragraph-rsid="000474bf"/>
    </style:style>
    <style:style style:name="P20" style:family="paragraph" style:parent-style-name="Table_20_Contents" style:list-style-name="L1">
      <loext:graphic-properties draw:fill="none"/>
      <style:paragraph-properties fo:margin-left="0.6252in" fo:margin-right="0.1252in" fo:orphans="0" fo:widows="0" fo:text-indent="-0.1252in" style:auto-text-indent="false" fo:background-color="transparent" text:number-lines="false" text:line-number="0"/>
      <style:text-properties officeooo:rsid="000474bf" officeooo:paragraph-rsid="000474bf"/>
    </style:style>
    <style:style style:name="P21" style:family="paragraph" style:parent-style-name="Table_20_Contents" style:list-style-name="L2">
      <loext:graphic-properties draw:fill="none"/>
      <style:paragraph-properties fo:margin-left="0.6252in" fo:margin-right="0.1866in" fo:orphans="0" fo:widows="0" fo:text-indent="-0.1252in" style:auto-text-indent="false" fo:background-color="transparent" text:number-lines="false" text:line-number="0"/>
      <style:text-properties officeooo:paragraph-rsid="000474bf"/>
    </style:style>
    <style:style style:name="P22" style:family="paragraph" style:parent-style-name="Table_20_Contents" style:list-style-name="L1">
      <loext:graphic-properties draw:fill="none"/>
      <style:paragraph-properties fo:margin-left="0.6252in" fo:margin-right="0.1252in" fo:orphans="0" fo:widows="0" fo:text-indent="-0.1252in" style:auto-text-indent="false" fo:background-color="transparent" text:number-lines="false" text:line-number="0"/>
      <style:text-properties officeooo:paragraph-rsid="000474bf"/>
    </style:style>
    <style:style style:name="P23" style:family="paragraph" style:parent-style-name="Table_20_Contents" style:list-style-name="L3">
      <loext:graphic-properties draw:fill="none"/>
      <style:paragraph-properties fo:margin-left="0.6252in" fo:margin-right="0.1866in" fo:orphans="0" fo:widows="0" fo:text-indent="-0.1252in" style:auto-text-indent="false" fo:background-color="transparent" text:number-lines="false" text:line-number="0"/>
      <style:text-properties officeooo:paragraph-rsid="000474bf"/>
    </style:style>
    <style:style style:name="P24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fo:color="#000000" loext:opacity="100%" style:font-name="Ubuntu Mono" fo:font-size="10pt" officeooo:paragraph-rsid="000474bf" fo:background-color="#eeeeee" style:font-size-asian="10pt" style:font-size-complex="10pt"/>
    </style:style>
    <style:style style:name="P25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fo:color="#000000" loext:opacity="100%" style:font-name="Ubuntu Mono" fo:font-size="10pt" fo:font-style="normal" fo:font-weight="normal" officeooo:paragraph-rsid="000474bf" fo:background-color="#eeeee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fo:color="#468a1a" loext:opacity="100%" style:font-name="Ubuntu Mono" fo:font-size="10pt" fo:font-style="italic" fo:font-weight="bold" officeooo:rsid="000474bf" officeooo:paragraph-rsid="000474bf" fo:background-color="#eeeeee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474bf"/>
    </style:style>
    <style:style style:name="T2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Sans" fo:font-size="10pt" fo:font-weight="normal" officeooo:rsid="000474bf" style:font-size-asian="10pt" style:font-weight-asian="normal" style:font-size-complex="10pt" style:font-weight-complex="normal"/>
    </style:style>
    <style:style style:name="T4" style:family="text">
      <style:text-properties style:font-name="Ubuntu Mono" fo:font-size="10pt" style:font-size-asian="10pt" style:font-size-complex="10pt"/>
    </style:style>
    <style:style style:name="T5" style:family="text">
      <style:text-properties style:font-name="Ubuntu Mono" fo:font-size="10pt" officeooo:rsid="000474bf" style:font-size-asian="10pt" style:font-size-complex="10pt"/>
    </style:style>
    <style:style style:name="T6" style:family="text">
      <style:text-properties fo:color="#468a1a" loext:opacity="100%"/>
    </style:style>
    <style:style style:name="T7" style:family="text">
      <style:text-properties fo:color="#468a1a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468a1a" loext:opacity="100%" fo:font-style="italic" fo:font-weight="bold" officeooo:rsid="000474bf" style:font-style-asian="italic" style:font-weight-asian="bold" style:font-style-complex="italic" style:font-weight-complex="bold"/>
    </style:style>
    <style:style style:name="T9" style:family="text">
      <style:text-properties fo:color="#468a1a" loext:opacity="100%" fo:font-style="italic" style:font-style-asian="italic" style:font-style-complex="italic"/>
    </style:style>
    <style:style style:name="T10" style:family="text">
      <style:text-properties fo:color="#000000" loext:opacity="100%" fo:font-style="normal" fo:font-weight="normal" officeooo:rsid="000474b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github.com/michaelmaniscalco/network.git</text:p>
      <text:p text:style-name="P4"/>
      <text:p text:style-name="P5">An simple asynchronous network library in C++</text:p>
      <text:p text:style-name="P5"/>
      <text:p text:style-name="P6"/>
      <text:list xml:id="list2464036840" text:style-name="L4">
        <text:list-item>
          <text:p text:style-name="P8">tcp, udp, multicast udp</text:p>
        </text:list-item>
        <text:list-item>
          <text:p text:style-name="P8">all sockets are non-blocking with asynchronous receives</text:p>
        </text:list-item>
        <text:list-item>
          <text:p text:style-name="P8">asynchronous sends are possible but currently crudely supported</text:p>
        </text:list-item>
        <text:list-item>
          <text:p text:style-name="P8">support for custom packet allocators</text:p>
        </text:list-item>
        <text:list-item>
          <text:p text:style-name="P8">decouples threading to allow for greater control</text:p>
        </text:list-item>
      </text:list>
      <text:p text:style-name="P6"/>
      <text:list xml:id="list153300893465158" text:continue-numbering="true" text:style-name="L4">
        <text:list-item>
          <text:p text:style-name="P9"><text:span text:style-name="T3">network_interface</text:span></text:p>
          <text:list>
            <text:list-item>
              <text:p text:style-name="P1"><text:span text:style-name="T2">polling</text:span></text:p>
            </text:list-item>
            <text:list-item>
              <text:p text:style-name="P1"><text:span text:style-name="T2">servicing selected sockets</text:span></text:p>
            </text:list-item>
          </text:list>
        </text:list-item>
        <text:list-item>
          <text:p text:style-name="P8">configuring and creating sockets</text:p>
        </text:list-item>
      </text:list>
      <text:p text:style-name="P6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line-break/><text:span text:style-name="T7">// </text:span><text:span text:style-name="T8">all networking is done via a network_interface</text:span><text:line-break/><text:span text:style-name="T1">maniscalco::network::network_interface networkInterface;</text:span></text:p>
            <text:p text:style-name="P18"/>
          </table:table-cell>
        </table:table-row>
      </table:table>
      <text:p text:style-name="P6"/>
      <text:p text:style-name="P6"/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class maniscalco::network::tcp_listener_socket</text:p>
          </table:table-cell>
        </table:table-row>
        <table:table-row>
          <table:table-cell table:style-name="Table2.A2" office:value-type="string">
            <text:p text:style-name="P12"/>
            <text:p text:style-name="P11">configuration:<text:line-break/></text:p>
            <text:list xml:id="list3238108177" text:style-name="L1">
              <text:list-item>
                <text:p text:style-name="P22"><text:span text:style-name="T5">backlog</text:span></text:p>
              </text:list-item>
            </text:list>
            <text:p text:style-name="P13"><text:line-break/><text:span text:style-name="T1">events:</text:span></text:p>
            <text:p text:style-name="P10"/>
            <text:list xml:id="list3253115948" text:style-name="L2">
              <text:list-item>
                <text:p text:style-name="P21"><text:span text:style-name="T5">close_handler(socket_id)</text:span></text:p>
              </text:list-item>
              <text:list-item>
                <text:p text:style-name="P21"><text:span text:style-name="T5">poll_error_handler(socket_id)</text:span></text:p>
              </text:list-item>
              <text:list-item>
                <text:p text:style-name="P21"><text:span text:style-name="T5">accept_handler(socket_id, file_descriptor)</text:span><text:span text:style-name="T4"><text:line-break/></text:span></text:p>
              </text:list-item>
            </text:list>
          </table:table-cell>
        </table:table-row>
      </table:table>
      <text:p text:style-name="P6"><text:lin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class maniscalco::network::tcp_socket</text:p>
          </table:table-cell>
        </table:table-row>
        <table:table-row>
          <table:table-cell table:style-name="Table4.A2" office:value-type="string">
            <text:p text:style-name="P14"/>
            <text:p text:style-name="P11">configuration:<text:line-break/></text:p>
            <text:list xml:id="list153301133312071" text:continue-list="list3238108177" text:style-name="L1">
              <text:list-item>
                <text:p text:style-name="P20"><text:span text:style-name="T4">receive buffer size</text:span></text:p>
              </text:list-item>
              <text:list-item>
                <text:p text:style-name="P20"><text:span text:style-name="T4">send buffer size</text:span></text:p>
              </text:list-item>
              <text:list-item>
                <text:p text:style-name="P20"><text:span text:style-name="T4">io mode (read/write)</text:span></text:p>
              </text:list-item>
            </text:list>
            <text:p text:style-name="P15"><text:line-break/><text:span text:style-name="T1">events:</text:span></text:p>
            <text:p text:style-name="P16"/>
            <text:list xml:id="list1740057597" text:style-name="L3">
              <text:list-item>
                <text:p text:style-name="P23"><text:span text:style-name="T5">close_handler(socket_id)</text:span></text:p>
              </text:list-item>
              <text:list-item>
                <text:p text:style-name="P23"><text:span text:style-name="T5">poll_error_handler(socket_id)</text:span></text:p>
              </text:list-item>
              <text:list-item>
                <text:p text:style-name="P19"><text:span text:style-name="T5">r</text:span><text:span text:style-name="T4">eceive_handler(socket_id, packet, ip_address)</text:span></text:p>
              </text:list-item>
              <text:list-item>
                <text:p text:style-name="P23"><text:span text:style-name="T5">receive_error_handler(socket_id, receive_error)</text:span></text:p>
              </text:list-item>
              <text:list-item>
                <text:p text:style-name="P23"><text:span text:style-name="T5">packet_allocation_handler(socket_id, std::size_t);</text:span><text:span text:style-name="T4"><text:line-break/></text:span></text:p>
              </text:list-item>
            </text:list>
          </table:table-cell>
        </table:table-row>
      </table:table>
      <text:p text:style-name="P7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text:line-break/><text:span text:style-name="T1">#include &lt;library/network.h&gt;<text:line-break/></text:span><text:span text:style-name="T10"><text:line-break/>maniscalco::network::network_interface networkInterface;</text:span></text:p>
            <text:p text:style-name="P18"/>
            <text:p text:style-name="P26"/>
            <text:p text:style-name="P17">void on_close(maniscalco::network::socket_id){}</text:p>
            <text:p text:style-name="P17">void on_poll_error(maniscalco::network::socket_id){}</text:p>
            <text:p text:style-name="P26"/>
            <text:p text:style-name="P17">void on_receive(maniscalco::network::socket_id, maniscalco::network::packet, </text:p>
            <text:p text:style-name="P17"><text:s text:c="8"/>maniscalco::network::ip_address)</text:p>
            <text:p text:style-name="P17">{</text:p>
            <text:p text:style-name="P17"><text:s text:c="4"/><text:span text:style-name="T7">// you’ve got mail!</text:span></text:p>
            <text:p text:style-name="P17">}</text:p>
            <text:p text:style-name="P26"/>
            <text:p text:style-name="P17">void on_accept_socket</text:p>
            <text:p text:style-name="P17">(</text:p>
            <text:p text:style-name="P17"><text:s text:c="4"/>maniscalco::network::socket_id listenerSocketId,</text:p>
            <text:p text:style-name="P17"><text:s text:c="4"/>maniscalco::system::file_descriptor acceptedFileDescriptor</text:p>
            <text:p text:style-name="P17">)</text:p>
            <text:p text:style-name="P17">{</text:p>
            <text:p text:style-name="P17"><text:s text:c="4"/><text:span text:style-name="T7">// wrap the accepted file descriptor in a tcp_socket instance.</text:span></text:p>
            <text:p text:style-name="P17"><text:s text:c="4"/>auto tcpSocket = networkInterface.tcp_accept(std::move(acceptedFileDescriptor),</text:p>
            <text:p text:style-name="P17"><text:s text:c="12"/>{}, <text:span text:style-name="T7">// use default configuration settings for now</text:span></text:p>
            <text:p text:style-name="P17"><text:s text:c="12"/>{</text:p>
            <text:p text:style-name="P17"><text:s text:c="16"/>.receiveHandler_ = []</text:p>
            <text:p text:style-name="P17"><text:s text:c="20"/>(</text:p>
            <text:p text:style-name="P17"><text:s text:c="24"/>auto socketId, </text:p>
            <text:p text:style-name="P17"><text:s text:c="24"/>auto packet, </text:p>
            <text:p text:style-name="P17"><text:s text:c="24"/>auto socketAddress</text:p>
            <text:p text:style-name="P17"><text:s text:c="20"/>)</text:p>
            <text:p text:style-name="P17"><text:s text:c="20"/>{</text:p>
            <text:p text:style-name="P17"><text:s text:c="24"/>on_receive(std::move(packet));</text:p>
            <text:p text:style-name="P17"><text:s text:c="20"/>}</text:p>
            <text:p text:style-name="P17"><text:s text:c="12"/>});</text:p>
            <text:p text:style-name="P17">}</text:p>
            <text:p text:style-name="P18"><text:span text:style-name="T8"/></text:p>
            <text:p text:style-name="P25"><text:span text:style-name="T1">int main()</text:span></text:p>
            <text:p text:style-name="P18"><text:span text:style-name="T10">{</text:span><text:span text:style-name="T1"><text:line-break/> <text:s text:c="3"/></text:span><text:span text:style-name="T8">// configure and create a tcp listener socket</text:span></text:p>
            <text:p text:style-name="P24"><text:span text:style-name="T1"><text:s text:c="4"/>auto tcpListenerSocket = networkInterface.tcp_listen(</text:span></text:p>
            <text:p text:style-name="P24"><text:s text:c="4"/><text:span text:style-name="T1"><text:s text:c="4"/></text:span><text:s text:c="5"/><text:span text:style-name="T1">socketAddress,</text:span></text:p>
            <text:p text:style-name="P24"><text:s text:c="4"/><text:span text:style-name="T1"><text:s text:c="4"/></text:span><text:s text:c="5"/><text:span text:style-name="T1">{}, </text:span><text:span text:style-name="T8">// use default configuration settings for now</text:span></text:p>
            <text:p text:style-name="P24"><text:s text:c="6"/><text:span text:style-name="T1"><text:s text:c="4"/></text:span><text:s text:c="3"/><text:span text:style-name="T1">{</text:span></text:p>
            <text:p text:style-name="P24"><text:s text:c="7"/><text:span text:style-name="T1"><text:s text:c="4"/></text:span><text:s text:c="6"/>.<text:span text:style-name="T1">closeHandler_ = [](auto socketId){on_close(socketId);},</text:span></text:p>
            <text:p text:style-name="P24"><text:s text:c="6"/><text:span text:style-name="T1"><text:s text:c="4"/></text:span><text:s text:c="7"/>.<text:span text:style-name="T1">pollErrorHandler_ = [](auto socketId){on_poll_error(socketId);},</text:span></text:p>
            <text:p text:style-name="P24"><text:s text:c="8"/><text:span text:style-name="T1"><text:s text:c="4"/></text:span><text:s text:c="5"/>.<text:span text:style-name="T1">acceptHandler_ = [](auto socketId, auto fileDescriptor)</text:span></text:p>
            <text:p text:style-name="P24"><text:span text:style-name="T1"><text:s text:c="25"/>{</text:span></text:p>
            <text:p text:style-name="P24"><text:s text:c="29"/><text:span text:style-name="T1">on_accept_socket(socketId, fileDescriptor);</text:span></text:p>
            <text:p text:style-name="P24"><text:span text:style-name="T1"><text:s text:c="25"/>}</text:span></text:p>
            <text:p text:style-name="P24"><text:s text:c="7"/><text:span text:style-name="T1"><text:s text:c="4"/></text:span><text:s text:c="2"/><text:span text:style-name="T1">});</text:span></text:p>
            <text:p text:style-name="P24"><text:span text:style-name="T1">}</text:span><text:lin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4:26:06.502719857</meta:creation-date>
    <dc:date>2023-07-31T15:33:00.068586077</dc:date>
    <meta:editing-duration>PT1H6M54S</meta:editing-duration>
    <meta:editing-cycles>1</meta:editing-cycles>
    <meta:document-statistic meta:table-count="4" meta:image-count="0" meta:object-count="0" meta:page-count="3" meta:paragraph-count="74" meta:word-count="221" meta:character-count="2602" meta:non-whitespace-character-count="2015"/>
    <meta:generator>LibreOffice/7.5.3.2$Linux_X86_64 LibreOffice_project/50$Build-2</meta:generator>
  </office:meta>
</office:document-meta>
</file>